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37"/>
    <style:style style:name="ce3" style:family="table-cell" style:parent-style-name="Default" style:data-style-name="N37">
      <style:text-properties style:text-underline-style="none"/>
    </style:style>
    <style:style style:name="ta_extref" style:family="table">
      <style:table-properties table:display="fals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default-cell-style-name="Default"/>
        <table:table-column table:style-name="co2" table:default-cell-style-name="ce2"/>
        <table:table-column table:style-name="co2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Desarrollo</text:p>
          </table:table-cell>
          <table:table-cell office:value-type="date" office:date-value="2011-12-13">
            <text:p>13/12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1-12-14">
            <text:p>14/12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1-12-15">
            <text:p>15/12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1-12-18">
            <text:p>18/12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1-12-19">
            <text:p>19/12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1-12-20">
            <text:p>20/12/11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date" office:date-value="2011-12-21">
            <text:p>21/12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1-12-28">
            <text:p>28/12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1-03">
            <text:p>03/01/12</text:p>
          </table:table-cell>
          <table:table-cell table:style-name="ce1"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1-04">
            <text:p>04/01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3" office:value-type="date" office:date-value="2012-01-09">
            <text:p>09/01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1-10">
            <text:p>10/01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1-11">
            <text:p>11/01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1-12">
            <text:p>12/01/1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2-01-16">
            <text:p>16/01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1-17">
            <text:p>17/01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1-18">
            <text:p>18/01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1-19">
            <text:p>19/01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1-25">
            <text:p>25/01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1-26">
            <text:p>26/01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1-30">
            <text:p>30/01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1-31">
            <text:p>31/01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2-01">
            <text:p>01/02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2-02">
            <text:p>02/02/1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2-02-07">
            <text:p>07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08">
            <text:p>08/02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2-13">
            <text:p>13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14">
            <text:p>14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15">
            <text:p>15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16">
            <text:p>16/02/1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2-02-20">
            <text:p>20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21">
            <text:p>21/02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2-22">
            <text:p>22/02/12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date" office:date-value="2012-02-23">
            <text:p>23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27">
            <text:p>27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28">
            <text:p>28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29">
            <text:p>29/02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1-30">
            <text:p>30/01/12</text:p>
          </table:table-cell>
          <table:table-cell/>
        </table:table-row>
        <table:table-row table:style-name="ro1" table:number-rows-repeated="9">
          <table:table-cell/>
          <table:table-cell table:style-name="Default"/>
          <table:table-cell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26">
            <text:p>126</text:p>
          </table:table-cell>
        </table:table-row>
      </table:table>
      <table:table table:name="Prueba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Memoria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</table:table-row>
        <table:table-row table:style-name="ro1">
          <table:table-cell table:formula="of:=[Desarrollo.A2]" office:value-type="string" office:string-value="Desarrollo">
            <text:p>Desarrollo</text:p>
          </table:table-cell>
          <table:table-cell table:formula="of:=[Desarrollo.C49]" office:value-type="float" office:value="126">
            <text:p>126</text:p>
          </table:table-cell>
        </table:table-row>
        <table:table-row table:style-name="ro1">
          <table:table-cell table:formula="of:=[Pruebas.A2]" office:value-type="float" office:value="0">
            <text:p>0</text:p>
          </table:table-cell>
          <table:table-cell/>
        </table:table-row>
        <table:table-row table:style-name="ro1">
          <table:table-cell table:formula="of:=[Memoria.A2]" office:value-type="float" office:value="0">
            <text:p>0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formula="of:= SUM([.B1:.B6])" office:value-type="float" office:value="274">
            <text:p>27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1">01/03/2012</text:date>, <text:time>01:31:4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1-10-17T00:32:46</meta:creation-date>
    <dc:date>2012-03-01T01:31:43</dc:date>
    <meta:editing-duration>PT00H42M16S</meta:editing-duration>
    <meta:editing-cycles>58</meta:editing-cycles>
    <meta:generator>OpenOffice.org/3.2$Unix OpenOffice.org_project/320m12$Build-9483</meta:generator>
    <dc:creator>david </dc:creator>
    <meta:document-statistic meta:table-count="5" meta:cell-count="165" meta:object-count="0"/>
  </office:meta>
</office:document-meta>
</file>